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2"><text:span text:style-name="T6">do text</text:span></text:p><text:p text:style-name="P2"><text:span text:style-name="T6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2"><office:annotation><dc:creator>sde </dc:creator><dc:date>2011-07-27T10:01:44</dc:date><text:p text:style-name="P3"><text:span text:style-name="T7">do text if not len(self.getApplicants()) &gt; 1</text:span></text:p><text:p text:style-name="P3"><text:span text:style-name="T8">from xhtml(self.portal_urban.decorateHTML('UrbanBody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3"><text:span text:style-name="T7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3"><text:span text:style-name="T11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itre</text:p>
      <text:p text:style-name="UrbanBody"/>
      <text:p text:style-name="UrbanBody"><text:span text:style-name="T4"><office:annotation><dc:creator>sde </dc:creator><dc:date>2011-07-27T10:02:17</dc:date><text:p text:style-name="P3"><text:span text:style-name="T7">do text</text:span></text:p><text:p text:style-name="P3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3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3"><text:span text:style-name="T8">do text if len(self.getApplicants()) &gt; 1</text:span></text:p></office:annotation><text:span text:style-name="T1">&lt;%Titre%&gt;</text:span>,</text:p>
      <text:p text:style-name="UrbanBody"/>
      <text:p text:style-name="UrbanBody">Corps de texte</text:p>
      <text:p text:style-name="UrbanBody"/>
      <text:p text:style-name="UrbanBody"><office:annotation><dc:creator>Gauthier Bastien</dc:creator><dc:date>2011-02-21T09:23:46</dc:date><text:p text:style-name="P3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3"><text:span text:style-name="T8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3"><text:span text:style-name="T7">do text</text:span></text:p><text:p text:style-name="P3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3:24:14</dc:date>
    <dc:creator>sde </dc:creator>
    <meta:editing-duration>PT7H40M36S</meta:editing-duration>
    <meta:editing-cycles>40</meta:editing-cycles>
    <meta:generator>LibreOffice/3.3$Unix LibreOffice_project/330m19$Build-202</meta:generator>
    <meta:document-statistic meta:table-count="0" meta:image-count="0" meta:object-count="0" meta:page-count="1" meta:paragraph-count="20" meta:word-count="73" meta:character-count="812"/>
  </office:meta>
</office:document-meta>
</file>